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3.691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258cm" fo:min-width="2.42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04cm" fo:min-width="3.296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29cm" fo:min-width="3.736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07cm" fo:min-width="3.075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3.183cm"/>
    </style:style>
    <style:style style:name="gr10" style:family="graphic" style:parent-style-name="standard">
      <style:graphic-properties draw:fill="solid" draw:fill-color="#99ffcc" draw:textarea-horizontal-align="justify" draw:textarea-vertical-align="middle" draw:auto-grow-height="false" fo:min-height="1.368cm" fo:min-width="2.823cm"/>
    </style:style>
    <style:style style:name="gr11" style:family="graphic" style:parent-style-name="standard">
      <style:graphic-properties draw:fill="solid" draw:fill-color="#99ffcc" draw:textarea-horizontal-align="justify" draw:textarea-vertical-align="middle" draw:auto-grow-height="false" fo:min-height="1.277cm" fo:min-width="3.003cm"/>
    </style:style>
    <style:style style:name="gr12" style:family="graphic" style:parent-style-name="standard">
      <style:graphic-properties draw:fill="solid" draw:fill-color="#99ffcc" draw:textarea-horizontal-align="justify" draw:textarea-vertical-align="middle" draw:auto-grow-height="false" fo:min-height="1.277cm" fo:min-width="2.374cm"/>
    </style:style>
    <style:style style:name="gr13" style:family="graphic" style:parent-style-name="standard">
      <style:graphic-properties draw:fill="solid" draw:fill-color="#99ffcc" draw:textarea-horizontal-align="justify" draw:textarea-vertical-align="middle" draw:auto-grow-height="false" fo:min-height="1.277cm" fo:min-width="3.541cm"/>
    </style:style>
    <style:style style:name="P1" style:family="paragraph">
      <style:paragraph-properties fo:text-align="center"/>
    </style:style>
    <style:style style:name="T1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121cm" svg:height="1.717cm" draw:transform="rotate (-2.03453030904979) translate (8.95271722622988cm 16.2078866551035cm)" svg:viewBox="0 0 4122 1718" svg:d="M0 290c2272-1136 4122 1428 4122 1428">
          <text:p/>
        </draw:path>
        <draw:path draw:style-name="gr1" draw:text-style-name="P1" draw:layer="layout" svg:width="1.761cm" svg:height="3.971cm" draw:transform="rotate (-2.03453030904979) translate (12.199377735357cm 17.7545724222748cm)" svg:viewBox="0 0 1762 3972" svg:d="M0 3972c2272-1136 1698-3972 1698-3972">
          <text:p/>
        </draw:path>
        <draw:path draw:style-name="gr1" draw:text-style-name="P1" draw:layer="layout" svg:width="3.809cm" svg:height="3.636cm" draw:transform="rotate (-1.5707963267949) translate (12.43cm 11.125cm)" svg:viewBox="0 0 3810 3637" svg:d="M0 3637c2032 0 2921-1478 3810-3637">
          <text:p/>
        </draw:path>
        <draw:custom-shape draw:style-name="gr2" draw:text-style-name="P1" draw:layer="layout" svg:width="4.191cm" svg:height="1.778cm" svg:x="6.797cm" svg:y="3.693cm">
          <text:p text:style-name="P1">Featurization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0.508cm" svg:x="7.669cm" svg:y="1.346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826cm" svg:y1="0.857cm" svg:x2="8.826cm" svg:y2="3.524cm">
          <text:p/>
        </draw:line>
        <draw:frame draw:style-name="gr5" draw:layer="layout" svg:width="3.796cm" svg:height="0.954cm" svg:x="7.048cm" svg:y="1.619cm">
          <draw:text-box>
            <text:p>Trajectories</text:p>
          </draw:text-box>
        </draw:frame>
        <draw:line draw:style-name="gr4" draw:text-style-name="P1" draw:layer="layout" svg:x1="8.829cm" svg:y1="5.779cm" svg:x2="8.829cm" svg:y2="8.192cm">
          <text:p/>
        </draw:line>
        <draw:frame draw:style-name="gr6" draw:layer="layout" svg:width="4.236cm" svg:height="0.979cm" svg:x="6.797cm" svg:y="6.297cm">
          <draw:text-box>
            <text:p>Vectors in ℝ<text:span text:style-name="T1">n</text:span></text:p>
          </draw:text-box>
        </draw:frame>
        <draw:custom-shape draw:style-name="gr2" draw:text-style-name="P1" draw:layer="layout" svg:width="4.191cm" svg:height="1.778cm" svg:x="6.67cm" svg:y="14.034cm"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1.778cm" svg:x="6.67cm" svg:y="14.034cm">
          <text:p text:style-name="P1">Clusterin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21cm" svg:height="0.508cm" svg:x="7.418cm" svg:y="16.70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675cm" svg:y1="16.012cm" svg:x2="8.702cm" svg:y2="18.987cm">
          <text:p/>
        </draw:line>
        <draw:frame draw:style-name="gr7" draw:text-style-name="P1" draw:layer="layout" svg:width="3.575cm" svg:height="1.657cm" svg:x="6.897cm" svg:y="16.474cm">
          <draw:text-box>
            <text:p text:style-name="P1">Integer</text:p>
            <text:p text:style-name="P1">sequences</text:p>
          </draw:text-box>
        </draw:frame>
        <draw:custom-shape draw:style-name="gr8" draw:text-style-name="P1" draw:layer="layout" svg:width="4.191cm" svg:height="2.286cm" svg:x="6.797cm" svg:y="8.446cm">
          <text:p text:style-name="P1">Dimensionality</text:p>
          <text:p text:style-name="P1">Reduc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8.784cm" svg:y1="11.113cm" svg:x2="8.784cm" svg:y2="13.526cm">
          <text:p/>
        </draw:line>
        <draw:path draw:style-name="gr1" draw:text-style-name="P1" draw:layer="layout" svg:width="12.265cm" svg:height="8.183cm" draw:transform="skewX (-7.42189871288898E-017) rotate (-2.20225645016644) translate (13.4479321315074cm 7.06627126295326cm)" svg:viewBox="0 0 12266 8184" svg:d="M0 8184c10542 0 12266-8184 12266-8184">
          <text:p/>
        </draw:path>
        <draw:custom-shape draw:style-name="gr9" draw:text-style-name="P1" draw:layer="layout" svg:width="3.683cm" svg:height="2.286cm" svg:x="1.848cm" svg:y="9.58cm">
          <text:p text:style-name="P1">RMSD</text:p>
          <text:p text:style-name="P1">Clustering</text:p>
          <draw:enhanced-geometry svg:viewBox="0 0 21600 21600" draw:type="rectangle" draw:enhanced-path="M 0 0 L 21600 0 21600 21600 0 21600 0 0 Z N"/>
        </draw:custom-shape>
        <draw:frame draw:style-name="gr6" draw:layer="layout" svg:width="4.274cm" svg:height="0.979cm" svg:x="6.752cm" svg:y="11.631cm">
          <draw:text-box>
            <text:p>Vectors in ℝ<text:span text:style-name="T1">m</text:span></text:p>
          </draw:text-box>
        </draw:frame>
        <draw:custom-shape draw:style-name="gr10" draw:text-style-name="P1" draw:layer="layout" svg:width="4.699cm" svg:height="2.286cm" svg:x="11.557cm" svg:y="15.019cm">
          <text:p text:style-name="P1">HM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4.953cm" svg:height="2.159cm" svg:x="1.265cm" svg:y="19.034cm">
          <text:p text:style-name="P1">Bayesian M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064cm" svg:height="2.159cm" svg:x="6.573cm" svg:y="19.034cm">
          <text:p text:style-name="P1">MLE M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5.715cm" svg:height="2.159cm" svg:x="11.033cm" svg:y="19.026cm">
          <text:p text:style-name="P1">Rate Matrix MS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7T20:24:55.922967000</meta:creation-date>
    <dc:date>2014-12-07T21:27:35.323466000</dc:date>
    <meta:editing-duration>PT40M10S</meta:editing-duration>
    <meta:editing-cycles>4</meta:editing-cycles>
    <meta:generator>LibreOffice/4.3.4.1$MacOSX_X86_64 LibreOffice_project/bc356b2f991740509f321d70e4512a6a54c5f243</meta:generator>
    <meta:document-statistic meta:object-count="23"/>
  </office:meta>
</office:document-meta>
</file>